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" style:parent-style-name="NormalWeb" style:family="paragraph">
      <style:paragraph-properties fo:text-indent="0.25in"/>
    </style:style>
    <style:style style:name="P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1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1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2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2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38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4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4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50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2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5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1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3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7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68" style:parent-style-name="kw3" style:family="text">
      <style:text-properties style:font-name="Times New Roman" style:font-name-complex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7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3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7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6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8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81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82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4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85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86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8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9" style:parent-style-name="kw3" style:family="text">
      <style:text-properties style:font-name="Times New Roman" style:font-name-complex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1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3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94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6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97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98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9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1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102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4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105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7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1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110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2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1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4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115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7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1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9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120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2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4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125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7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1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130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2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4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1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6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13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9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1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1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1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3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14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6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147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1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9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1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1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152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4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155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5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1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6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3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5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166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8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1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0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1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2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1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4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175" style:parent-style-name="kw3" style:family="text">
      <style:text-properties style:font-name="Times New Roman" style:font-name-complex="Times New Roman" fo:font-size="12pt" style:font-size-asian="12pt" style:font-size-complex="12pt"/>
    </style:style>
    <style:style style:name="T1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7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178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18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3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1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5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1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7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188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18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1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192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193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1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5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196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197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198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0" style:parent-style-name="kw3" style:family="text">
      <style:text-properties style:font-name="Times New Roman" style:font-name-complex="Times New Roman" fo:font-size="12pt" style:font-size-asian="12pt" style:font-size-complex="12pt"/>
    </style:style>
    <style:style style:name="T2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2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2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4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205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2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7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2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9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2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1" style:parent-style-name="st0" style:family="text">
      <style:text-properties style:font-name="Times New Roman" style:font-name-complex="Times New Roman" fo:font-size="12pt" style:font-size-asian="12pt" style:font-size-complex="12pt"/>
    </style:style>
    <style:style style:name="T2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3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2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5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216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217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2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1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1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222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4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225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226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22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28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2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232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3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3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6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2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8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23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1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2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3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2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5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246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9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2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1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2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3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25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6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2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8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259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2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1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2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3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26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6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2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8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26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1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2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3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27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6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2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78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2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82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4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2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6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28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9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2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1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292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2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4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2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6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297" style:parent-style-name="kw3" style:family="text">
      <style:text-properties style:font-name="Times New Roman" style:font-name-complex="Times New Roman" fo:font-size="12pt" style:font-size-asian="12pt" style:font-size-complex="12pt"/>
    </style:style>
    <style:style style:name="T2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300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2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303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5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3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7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3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310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31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3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3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5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3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7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318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3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20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2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3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4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3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6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327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328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0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3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2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3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4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335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336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8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33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340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3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2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343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344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345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7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3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9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3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1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352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353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5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356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357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3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9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36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361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362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64" style:parent-style-name="kw3" style:family="text">
      <style:text-properties style:font-name="Times New Roman" style:font-name-complex="Times New Roman" fo:font-size="12pt" style:font-size-asian="12pt" style:font-size-complex="12pt"/>
    </style:style>
    <style:style style:name="T3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66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3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68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36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3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1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3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3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3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5" style:parent-style-name="st0" style:family="text">
      <style:text-properties style:font-name="Times New Roman" style:font-name-complex="Times New Roman" fo:font-size="12pt" style:font-size-asian="12pt" style:font-size-complex="12pt"/>
    </style:style>
    <style:style style:name="T3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7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3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9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38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381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3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83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85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386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88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38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390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91" style:parent-style-name="br0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92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393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94" style:parent-style-name="kw4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96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97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3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9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400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2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4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4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4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6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40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1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41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13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41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16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4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18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4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22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4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4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6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42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9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4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31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4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33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4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35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436" style:parent-style-name="kw3" style:family="text">
      <style:text-properties style:font-name="Times New Roman" style:font-name-complex="Times New Roman" fo:font-size="12pt" style:font-size-asian="12pt" style:font-size-complex="12pt"/>
    </style:style>
    <style:style style:name="T4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38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43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41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442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44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4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46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4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48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449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450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52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4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54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4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56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457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458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0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4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2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4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4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465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4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6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9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47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471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472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74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475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476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47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79" style:parent-style-name="kw3" style:family="text">
      <style:text-properties style:font-name="Times New Roman" style:font-name-complex="Times New Roman" fo:font-size="12pt" style:font-size-asian="12pt" style:font-size-complex="12pt"/>
    </style:style>
    <style:style style:name="T4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81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4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83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484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4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86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4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88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4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90" style:parent-style-name="st0" style:family="text">
      <style:text-properties style:font-name="Times New Roman" style:font-name-complex="Times New Roman" fo:font-size="12pt" style:font-size-asian="12pt" style:font-size-complex="12pt"/>
    </style:style>
    <style:style style:name="T4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92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4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94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495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496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49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9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500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50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502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503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05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5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07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508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0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5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2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5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4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515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8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5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20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5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22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523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25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5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27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528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5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30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5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32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533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35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5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37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5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39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540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42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5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44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5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46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54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4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550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52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5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5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56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5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58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55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1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5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3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5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5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5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7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568" style:parent-style-name="kw3" style:family="text">
      <style:text-properties style:font-name="Times New Roman" style:font-name-complex="Times New Roman" fo:font-size="12pt" style:font-size-asian="12pt" style:font-size-complex="12pt"/>
    </style:style>
    <style:style style:name="T5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7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57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73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57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76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5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78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5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581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582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4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5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6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5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8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589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5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9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3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5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5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5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7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598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59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6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01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602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6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04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6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06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607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608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60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6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11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612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613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6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15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616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61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6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19" style:parent-style-name="kw3" style:family="text">
      <style:text-properties style:font-name="Times New Roman" style:font-name-complex="Times New Roman" fo:font-size="12pt" style:font-size-asian="12pt" style:font-size-complex="12pt"/>
    </style:style>
    <style:style style:name="T6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21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6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23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624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6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26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6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28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6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30" style:parent-style-name="st0" style:family="text">
      <style:text-properties style:font-name="Times New Roman" style:font-name-complex="Times New Roman" fo:font-size="12pt" style:font-size-asian="12pt" style:font-size-complex="12pt"/>
    </style:style>
    <style:style style:name="T6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32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6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34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635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636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6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38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6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64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6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3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64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645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646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6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8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6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65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6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3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6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5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6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7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6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660" style:parent-style-name="kw3" style:family="text">
      <style:text-properties style:font-name="Times New Roman" style:font-name-complex="Times New Roman" fo:font-size="12pt" style:font-size-asian="12pt" style:font-size-complex="12pt"/>
    </style:style>
    <style:style style:name="T6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62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663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6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65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666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6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68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6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70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6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72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6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74" style:parent-style-name="kw1" style:family="text">
      <style:text-properties style:font-name="Times New Roman" style:font-name-complex="Times New Roman" fo:font-size="12pt" style:font-size-asian="12pt" style:font-size-complex="12pt"/>
    </style:style>
    <style:style style:name="T6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76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677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678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67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680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68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6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83" style:parent-style-name="kw4" style:family="text">
      <style:text-properties style:font-name="Times New Roman" style:font-name-complex="Times New Roman" fo:font-size="12pt" style:font-size-asian="12pt" style:font-size-complex="12pt"/>
    </style:style>
    <style:style style:name="T6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85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6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87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6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8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690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6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92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6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94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6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96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6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98" style:parent-style-name="nu0" style:family="text">
      <style:text-properties style:font-name="Times New Roman" style:font-name-complex="Times New Roman" fo:font-size="12pt" style:font-size-asian="12pt" style:font-size-complex="12pt"/>
    </style:style>
    <style:style style:name="T69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700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70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7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03" style:parent-style-name="kw3" style:family="text">
      <style:text-properties style:font-name="Times New Roman" style:font-name-complex="Times New Roman" fo:font-size="12pt" style:font-size-asian="12pt" style:font-size-complex="12pt"/>
    </style:style>
    <style:style style:name="T7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05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7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07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708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7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0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7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2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7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4" style:parent-style-name="st0" style:family="text">
      <style:text-properties style:font-name="Times New Roman" style:font-name-complex="Times New Roman" fo:font-size="12pt" style:font-size-asian="12pt" style:font-size-complex="12pt"/>
    </style:style>
    <style:style style:name="T7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6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T7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8" style:parent-style-name="me1" style:family="text">
      <style:text-properties style:font-name="Times New Roman" style:font-name-complex="Times New Roman" fo:font-size="12pt" style:font-size-asian="12pt" style:font-size-complex="12pt"/>
    </style:style>
    <style:style style:name="T719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T720" style:parent-style-name="sy0" style:family="text">
      <style:text-properties style:font-name="Times New Roman" style:font-name-complex="Times New Roman" fo:font-size="12pt" style:font-size-asian="12pt" style:font-size-complex="12pt"/>
    </style:style>
    <style:style style:name="P72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7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23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72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7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26" style:parent-style-name="br0" style:family="text">
      <style:text-properties style:font-name="Times New Roman" style:font-name-complex="Times New Roman" fo:font-size="12pt" style:font-size-asian="12pt" style:font-size-complex="12pt"/>
    </style:style>
    <style:style style:name="P727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728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729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7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31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32" style:parent-style-name="Standard" style:family="paragraph">
      <style:paragraph-properties fo:margin-bottom="0.1041in" fo:line-height="100%" fo:background-color="#FFFFFF"/>
    </style:style>
    <style:style style:name="T7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734" style:parent-style-name="Standard" style:family="paragraph">
      <style:paragraph-properties fo:margin-bottom="0in" fo:line-height="100%" fo:margin-left="0.5in" fo:background-color="#FFFFFF">
        <style:tab-stops/>
      </style:paragraph-properties>
    </style:style>
    <style:style style:name="T735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36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37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38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39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40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41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42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43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44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45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46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47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48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749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P750" style:parent-style-name="Standard" style:family="paragraph">
      <style:paragraph-properties fo:margin-bottom="0.1041in" fo:line-height="100%" fo:background-color="#FFFFFF"/>
    </style:style>
    <style:style style:name="T75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752" style:parent-style-name="DefaultParagraphFont" style:family="text">
      <style:text-properties style:font-name="Times New Roman" style:font-name-complex="Times New Roman" fo:font-weight="bold" style:font-weight-asian="bold" style:font-weight-complex="bold" fo:color="#7F0055" fo:font-size="12pt" style:font-size-asian="12pt" style:font-size-complex="12pt"/>
    </style:style>
    <style:style style:name="T7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754" style:parent-style-name="Standard" style:family="paragraph">
      <style:paragraph-properties fo:margin-bottom="0in" fo:line-height="100%"/>
    </style:style>
    <style:style style:name="T755" style:parent-style-name="DefaultParagraphFon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756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57" style:parent-style-name="DefaultParagraphFon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75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759" style:parent-style-name="Standard" style:family="paragraph">
      <style:paragraph-properties fo:margin-bottom="0in" fo:line-height="100%"/>
    </style:style>
    <style:style style:name="T760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61" style:parent-style-name="DefaultParagraphFon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762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63" style:parent-style-name="DefaultParagraphFon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764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65" style:parent-style-name="DefaultParagraphFont" style:family="text">
      <style:text-properties style:font-name="Times New Roman" style:font-name-complex="Times New Roman" fo:font-style="italic" style:font-style-asian="italic" style:font-style-complex="italic" fo:color="#000000" fo:font-size="12pt" style:font-size-asian="12pt" style:font-size-complex="12pt"/>
    </style:style>
    <style:style style:name="T766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767" style:parent-style-name="Standard" style:family="paragraph">
      <style:paragraph-properties fo:margin-bottom="0in" fo:line-height="100%"/>
    </style:style>
    <style:style style:name="T76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69" style:parent-style-name="DefaultParagraphFon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770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71" style:parent-style-name="DefaultParagraphFon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772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73" style:parent-style-name="DefaultParagraphFont" style:family="text">
      <style:text-properties style:font-name="Times New Roman" style:font-name-complex="Times New Roman" fo:font-style="italic" style:font-style-asian="italic" style:font-style-complex="italic" fo:color="#000000" fo:font-size="12pt" style:font-size-asian="12pt" style:font-size-complex="12pt"/>
    </style:style>
    <style:style style:name="T774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775" style:parent-style-name="Standard" style:family="paragraph">
      <style:paragraph-properties fo:margin-bottom="0in" fo:line-height="100%"/>
    </style:style>
    <style:style style:name="T776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77" style:parent-style-name="DefaultParagraphFon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77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779" style:parent-style-name="Standard" style:family="paragraph">
      <style:paragraph-properties fo:margin-bottom="0in" fo:line-height="100%"/>
    </style:style>
    <style:style style:name="T780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81" style:parent-style-name="DefaultParagraphFont" style:family="text">
      <style:text-properties style:font-name="Times New Roman" style:font-name-complex="Times New Roman" fo:font-style="italic" style:font-style-asian="italic" style:font-style-complex="italic" fo:color="#000000" fo:font-size="12pt" style:font-size-asian="12pt" style:font-size-complex="12pt"/>
    </style:style>
    <style:style style:name="T782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783" style:parent-style-name="Standard" style:family="paragraph">
      <style:paragraph-properties fo:margin-bottom="0in" fo:line-height="100%"/>
    </style:style>
    <style:style style:name="T784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85" style:parent-style-name="DefaultParagraphFont" style:family="text">
      <style:text-properties style:font-name="Times New Roman" style:font-name-complex="Times New Roman" fo:font-style="italic" style:font-style-asian="italic" style:font-style-complex="italic" fo:color="#000000" fo:font-size="12pt" style:font-size-asian="12pt" style:font-size-complex="12pt"/>
    </style:style>
    <style:style style:name="T786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787" style:parent-style-name="Standard" style:family="paragraph">
      <style:paragraph-properties fo:margin-bottom="0in" fo:line-height="100%"/>
    </style:style>
    <style:style style:name="T78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789" style:parent-style-name="Standard" style:family="paragraph">
      <style:paragraph-properties fo:margin-bottom="0in" fo:line-height="100%"/>
    </style:style>
    <style:style style:name="T790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91" style:parent-style-name="DefaultParagraphFon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792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93" style:parent-style-name="DefaultParagraphFon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794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95" style:parent-style-name="DefaultParagraphFon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796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797" style:parent-style-name="Standard" style:family="paragraph">
      <style:paragraph-properties fo:margin-bottom="0in" fo:line-height="100%"/>
    </style:style>
    <style:style style:name="T79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99" style:parent-style-name="DefaultParagraphFont" style:family="text">
      <style:text-properties style:font-name="Times New Roman" style:font-name-complex="Times New Roman" fo:font-style="italic" style:font-style-asian="italic" style:font-style-complex="italic" fo:color="#000000" fo:font-size="12pt" style:font-size-asian="12pt" style:font-size-complex="12pt"/>
    </style:style>
    <style:style style:name="T800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801" style:parent-style-name="Standard" style:family="paragraph">
      <style:paragraph-properties fo:margin-bottom="0in" fo:line-height="100%"/>
    </style:style>
    <style:style style:name="T802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803" style:parent-style-name="DefaultParagraphFont" style:family="text">
      <style:text-properties style:font-name="Times New Roman" style:font-name-complex="Times New Roman" fo:font-style="italic" style:font-style-asian="italic" style:font-style-complex="italic" fo:color="#000000" fo:font-size="12pt" style:font-size-asian="12pt" style:font-size-complex="12pt"/>
    </style:style>
    <style:style style:name="T804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805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806" style:parent-style-name="Standard" style:family="paragraph">
      <style:paragraph-properties fo:margin-bottom="0in" fo:line-height="100%"/>
    </style:style>
    <style:style style:name="T807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808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color="#000000" fo:font-size="12pt" style:font-size-asian="12pt" style:font-size-complex="12pt"/>
    </style:style>
    <style:style style:name="T809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810" style:parent-style-name="DefaultParagraphFont" style:family="text">
      <style:text-properties style:font-name="Times New Roman" style:font-name-complex="Times New Roman" fo:font-style="italic" style:font-style-asian="italic" style:font-style-complex="italic" fo:color="#000000" fo:font-size="12pt" style:font-size-asian="12pt" style:font-size-complex="12pt"/>
    </style:style>
    <style:style style:name="T811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812" style:parent-style-name="DefaultParagraphFont" style:family="text">
      <style:text-properties style:font-name="Times New Roman" style:font-name-complex="Times New Roman" fo:font-style="italic" style:font-style-asian="italic" style:font-style-complex="italic" fo:color="#000000" fo:font-size="12pt" style:font-size-asian="12pt" style:font-size-complex="12pt"/>
    </style:style>
    <style:style style:name="T813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814" style:parent-style-name="Standard" style:family="paragraph">
      <style:paragraph-properties fo:margin-bottom="0in" fo:line-height="100%"/>
    </style:style>
    <style:style style:name="T815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816" style:parent-style-name="Standard" style:family="paragraph">
      <style:paragraph-properties fo:margin-bottom="0in" fo:line-height="100%"/>
    </style:style>
    <style:style style:name="T817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81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81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82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8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2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2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826" style:parent-style-name="Standard" style:family="paragraph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82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82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8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3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3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3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3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83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3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837" style:parent-style-name="Standard" style:family="paragraph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83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83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84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4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</office:automatic-styles>
  <office:body>
    <office:text text:use-soft-page-breaks="true">
      <text:p text:style-name="P1"><text:span text:style-name="T2">JAVA Assignment- based on variables</text:span></text:p>
      <text:p text:style-name="P3">1. What is the output of this program?</text:p>
      <text:p text:style-name="P4"><text:span text:style-name="T5"><text:s text:c="4"/></text:span><text:span text:style-name="T6">class</text:span><text:span text:style-name="T7"><text:s/>box<text:s/></text:span><text:span text:style-name="T8">{</text:span></text:p>
      <text:p text:style-name="P9"><text:span text:style-name="T10"><text:s text:c="8"/></text:span><text:span text:style-name="T11">int</text:span><text:span text:style-name="T12"><text:s/>width</text:span><text:span text:style-name="T13">;</text:span></text:p>
      <text:p text:style-name="P14"><text:span text:style-name="T15"><text:s text:c="8"/></text:span><text:span text:style-name="T16">int</text:span><text:span text:style-name="T17"><text:s/>height</text:span><text:span text:style-name="T18">;</text:span></text:p>
      <text:p text:style-name="P19"><text:span text:style-name="T20"><text:s text:c="8"/></text:span><text:span text:style-name="T21">int</text:span><text:span text:style-name="T22"><text:s/>length</text:span><text:span text:style-name="T23">;</text:span></text:p>
      <text:p text:style-name="P24"><text:span text:style-name="T25"><text:s text:c="8"/></text:span><text:span text:style-name="T26">int</text:span><text:span text:style-name="T27"><text:s/>volume</text:span><text:span text:style-name="T28">;</text:span></text:p>
      <text:p text:style-name="P29"><text:span text:style-name="T30"><text:s text:c="6"/></text:span></text:p>
      <text:p text:style-name="P31"><text:span text:style-name="T32"><text:s text:c="8"/></text:span><text:span text:style-name="T33">void</text:span><text:span text:style-name="T34"><text:s/>volume</text:span><text:span text:style-name="T35">(a,b,c)</text:span><text:span text:style-name="T36"><text:s/></text:span><text:span text:style-name="T37">{</text:span></text:p>
      <text:p text:style-name="P38"><text:span text:style-name="T39"><text:s text:c="13"/>volume<text:s/></text:span><text:span text:style-name="T40">=</text:span><text:span text:style-name="T41"><text:s/>width</text:span><text:span text:style-name="T42">*</text:span><text:span text:style-name="T43">height</text:span><text:span text:style-name="T44">*</text:span><text:span text:style-name="T45">length</text:span><text:span text:style-name="T46">;</text:span></text:p>
      <text:p text:style-name="P47"><text:span text:style-name="T48"><text:s text:c="8"/></text:span><text:span text:style-name="T49">}</text:span></text:p>
      <text:p text:style-name="P50"><text:span text:style-name="T51"><text:s text:c="4"/></text:span><text:span text:style-name="T52">}</text:span><text:span text:style-name="T53"><text:s text:c="4"/></text:span></text:p>
      <text:p text:style-name="P54"><text:span text:style-name="T55"><text:s text:c="4"/></text:span><text:span text:style-name="T56">class</text:span><text:span text:style-name="T57"><text:s/>constructor_output<text:s/></text:span><text:span text:style-name="T58">{</text:span></text:p>
      <text:p text:style-name="P59"><text:span text:style-name="T60"><text:s text:c="8"/></text:span><text:span text:style-name="T61">public</text:span><text:span text:style-name="T62"><text:s/></text:span><text:span text:style-name="T63">static</text:span><text:span text:style-name="T64"><text:s/></text:span><text:span text:style-name="T65">void</text:span><text:span text:style-name="T66"><text:s/>main</text:span><text:span text:style-name="T67">(</text:span><text:span text:style-name="T68">String</text:span><text:span text:style-name="T69"><text:s/>args</text:span><text:span text:style-name="T70">[])</text:span></text:p>
      <text:p text:style-name="P71"><text:span text:style-name="T72"><text:s text:c="8"/></text:span><text:span text:style-name="T73">{</text:span></text:p>
      <text:p text:style-name="P74"><text:span text:style-name="T75"><text:s text:c="12"/>box obj<text:s/></text:span><text:span text:style-name="T76">=</text:span><text:span text:style-name="T77"><text:s/></text:span><text:span text:style-name="T78">new</text:span><text:span text:style-name="T79"><text:s/>box</text:span><text:span text:style-name="T80">()</text:span><text:span text:style-name="T81">;</text:span></text:p>
      <text:p text:style-name="P82"><text:span text:style-name="T83"><text:s text:c="12"/>obj.</text:span><text:span text:style-name="T84">volume</text:span><text:span text:style-name="T85">(20,30,40)</text:span><text:span text:style-name="T86">;</text:span></text:p>
      <text:p text:style-name="P87"><text:span text:style-name="T88"><text:s text:c="12"/></text:span><text:span text:style-name="T89">System</text:span><text:span text:style-name="T90">.</text:span><text:span text:style-name="T91">out</text:span><text:span text:style-name="T92">.</text:span><text:span text:style-name="T93">println</text:span><text:span text:style-name="T94">(</text:span><text:span text:style-name="T95">obj.</text:span><text:span text:style-name="T96">volume</text:span><text:span text:style-name="T97">)</text:span><text:span text:style-name="T98">;</text:span></text:p>
      <text:p text:style-name="P99"><text:span text:style-name="T100"><text:s text:c="8"/></text:span><text:span text:style-name="T101">}</text:span></text:p>
      <text:p text:style-name="P102"><text:span text:style-name="T103"><text:s text:c="3"/></text:span><text:span text:style-name="T104">}</text:span></text:p>
      <text:p text:style-name="Standard"/>
      <text:p text:style-name="NormalWeb">2. What is the output of this program?</text:p>
      <text:p text:style-name="P105"><text:span text:style-name="T106"><text:s text:c="4"/></text:span><text:span text:style-name="T107">class</text:span><text:span text:style-name="T108"><text:s/>area<text:s/></text:span><text:span text:style-name="T109">{</text:span></text:p>
      <text:p text:style-name="P110"><text:span text:style-name="T111"><text:s text:c="8"/></text:span><text:span text:style-name="T112">int</text:span><text:span text:style-name="T113"><text:s/>width</text:span><text:span text:style-name="T114">;</text:span></text:p>
      <text:p text:style-name="P115"><text:span text:style-name="T116"><text:s text:c="8"/></text:span><text:span text:style-name="T117">int</text:span><text:span text:style-name="T118"><text:s/>length</text:span><text:span text:style-name="T119">;</text:span></text:p>
      <text:p text:style-name="P120"><text:span text:style-name="T121"><text:s text:c="8"/></text:span><text:span text:style-name="T122">int</text:span><text:span text:style-name="T123"><text:s/>area</text:span><text:span text:style-name="T124">;</text:span></text:p>
      <text:p text:style-name="P125"><text:span text:style-name="T126"><text:s text:c="8"/>public<text:s/></text:span><text:span text:style-name="T127">void</text:span><text:span text:style-name="T128"><text:s/>area</text:span><text:span text:style-name="T129">(</text:span><text:span text:style-name="T130">int</text:span><text:span text:style-name="T131"><text:s/>w,<text:s/></text:span><text:span text:style-name="T132">int</text:span><text:span text:style-name="T133"><text:s/>l</text:span><text:span text:style-name="T134">)</text:span><text:span text:style-name="T135"><text:s/></text:span><text:span text:style-name="T136">{</text:span></text:p>
      <text:p text:style-name="P137"><text:span text:style-name="T138"><text:s text:c="12"/></text:span><text:span text:style-name="T139">width</text:span><text:span text:style-name="T140"><text:s/></text:span><text:span text:style-name="T141">=</text:span><text:span text:style-name="T142"><text:s/>w</text:span><text:span text:style-name="T143">;</text:span></text:p>
      <text:p text:style-name="P144"><text:span text:style-name="T145"><text:s text:c="12"/></text:span><text:span text:style-name="T146">l</text:span><text:span text:style-name="T147">ength</text:span><text:span text:style-name="T148"><text:s/></text:span><text:span text:style-name="T149">=</text:span><text:span text:style-name="T150"><text:s/>l</text:span><text:span text:style-name="T151">;</text:span></text:p>
      <text:p text:style-name="P152"><text:span text:style-name="T153"><text:s text:c="8"/></text:span><text:span text:style-name="T154">}</text:span></text:p>
      <text:p text:style-name="P155"><text:span text:style-name="T156"> </text:span></text:p>
      <text:p text:style-name="P157"><text:span text:style-name="T158"><text:s text:c="4"/></text:span><text:span text:style-name="T159">}</text:span><text:span text:style-name="T160"><text:s text:c="4"/></text:span></text:p>
      <text:p text:style-name="P161"><text:span text:style-name="T162"><text:s text:c="4"/></text:span><text:span text:style-name="T163">class</text:span><text:span text:style-name="T164"><text:s/>Output<text:s/></text:span><text:span text:style-name="T165">{</text:span></text:p>
      <text:p text:style-name="P166"><text:span text:style-name="T167"><text:s text:c="8"/></text:span><text:span text:style-name="T168">public</text:span><text:span text:style-name="T169"><text:s/></text:span><text:span text:style-name="T170">static</text:span><text:span text:style-name="T171"><text:s/></text:span><text:span text:style-name="T172">void</text:span><text:span text:style-name="T173"><text:s/>main</text:span><text:span text:style-name="T174">(</text:span><text:span text:style-name="T175">String</text:span><text:span text:style-name="T176"><text:s/>args</text:span><text:span text:style-name="T177">[])</text:span></text:p>
      <text:p text:style-name="P178"><text:span text:style-name="T179"><text:s text:c="8"/></text:span><text:span text:style-name="T180">{</text:span></text:p>
      <text:p text:style-name="P181"><text:span text:style-name="T182"><text:s text:c="12"/>area obj<text:s/></text:span><text:span text:style-name="T183">=</text:span><text:span text:style-name="T184"><text:s/></text:span><text:span text:style-name="T185">new</text:span><text:span text:style-name="T186"><text:s/>area</text:span><text:span text:style-name="T187">()</text:span><text:span text:style-name="T188">;</text:span></text:p>
      <text:p text:style-name="P189"><text:span text:style-name="T190"><text:s text:c="12"/>obj.</text:span><text:span text:style-name="T191">area</text:span><text:span text:style-name="T192">(</text:span><text:span text:style-name="T193">5</text:span><text:span text:style-name="T194"><text:s/>,<text:s/></text:span><text:span text:style-name="T195">6</text:span><text:span text:style-name="T196">)</text:span><text:span text:style-name="T197">;</text:span></text:p>
      <text:p text:style-name="P198"><text:span text:style-name="T199"><text:s text:c="12"/></text:span><text:span text:style-name="T200">System</text:span><text:span text:style-name="T201">.</text:span><text:span text:style-name="T202">out</text:span><text:span text:style-name="T203">.</text:span><text:span text:style-name="T204">println</text:span><text:span text:style-name="T205">(</text:span><text:span text:style-name="T206">obj.</text:span><text:span text:style-name="T207">length</text:span><text:span text:style-name="T208"><text:s/></text:span><text:span text:style-name="T209">+</text:span><text:span text:style-name="T210"><text:s/></text:span><text:span text:style-name="T211">" "</text:span><text:span text:style-name="T212"><text:s/></text:span><text:span text:style-name="T213">+</text:span><text:span text:style-name="T214"><text:s/>obj.</text:span><text:span text:style-name="T215">width</text:span><text:span text:style-name="T216">)</text:span><text:span text:style-name="T217">;</text:span><text:span text:style-name="T218"><text:s text:c="8"/></text:span></text:p>
      <text:p text:style-name="P219"><text:span text:style-name="T220"><text:s text:c="8"/></text:span><text:span text:style-name="T221">}</text:span></text:p>
      <text:p text:style-name="P222"><text:span text:style-name="T223"><text:s text:c="4"/></text:span><text:span text:style-name="T224">}</text:span></text:p>
      <text:p text:style-name="P225"/>
      <text:p text:style-name="P226"/>
      <text:p text:style-name="P227"><text:span text:style-name="T228">3.</text:span><text:span text:style-name="T229"><text:s/>Arrays in Java are implemented as________</text:span><text:span text:style-name="T230"><text:line-break/></text:span></text:p>
      <text:p text:style-name="P231"/>
      <text:p text:style-name="P232"/>
      <text:p text:style-name="Standard"><text:span text:style-name="T233"><text:line-break/></text:span></text:p>
      <text:p text:style-name="NormalWeb"><text:span text:style-name="collapseomatic">4.</text:span><text:s/>What is the output of this program?</text:p>
      <text:p text:style-name="P234"><text:span text:style-name="T235"><text:s text:c="4"/></text:span><text:span text:style-name="T236">class</text:span><text:span text:style-name="T237"><text:s/>access</text:span><text:span text:style-name="T238">{</text:span></text:p>
      <text:p text:style-name="P239"><text:span text:style-name="T240"><text:s text:c="8"/></text:span><text:span text:style-name="T241">public</text:span><text:span text:style-name="T242"><text:s/></text:span><text:span text:style-name="T243">int</text:span><text:span text:style-name="T244"><text:s/>x</text:span><text:span text:style-name="T245">;</text:span></text:p>
      <text:p text:style-name="P246"><text:span text:style-name="T247"><text:s/></text:span><text:span text:style-name="T248"><text:tab/></text:span><text:span text:style-name="T249">static</text:span><text:span text:style-name="T250"><text:s/></text:span><text:span text:style-name="T251">int</text:span><text:span text:style-name="T252"><text:s/>y</text:span><text:span text:style-name="T253">;</text:span></text:p>
      <text:p text:style-name="P254"><text:span text:style-name="T255"><text:s text:c="8"/>public<text:s/></text:span><text:span text:style-name="T256">void</text:span><text:span text:style-name="T257"><text:s/>cal</text:span><text:span text:style-name="T258">(</text:span><text:span text:style-name="T259">int</text:span><text:span text:style-name="T260"><text:s/>a,<text:s/></text:span><text:span text:style-name="T261">int</text:span><text:span text:style-name="T262"><text:s/>b</text:span><text:span text:style-name="T263">){</text:span></text:p>
      <text:p text:style-name="P264"><text:span text:style-name="T265"><text:s text:c="12"/>x<text:s/></text:span><text:span text:style-name="T266">+=</text:span><text:span text:style-name="T267"><text:s text:c="2"/>a<text:s/></text:span><text:span text:style-name="T268">; <text:s/></text:span></text:p>
      <text:p text:style-name="P269"><text:span text:style-name="T270"><text:s text:c="12"/>y<text:s/></text:span><text:span text:style-name="T271">+=</text:span><text:span text:style-name="T272"><text:s text:c="2"/>b</text:span><text:span text:style-name="T273">; <text:s/></text:span></text:p>
      <text:p text:style-name="P274"><text:span text:style-name="T275"><text:s text:c="8"/></text:span><text:span text:style-name="T276">}</text:span><text:span text:style-name="T277"><text:s text:c="8"/></text:span></text:p>
      <text:p text:style-name="P278"><text:span text:style-name="T279"><text:s text:c="4"/></text:span><text:span text:style-name="T280">}</text:span><text:span text:style-name="T281"><text:s text:c="4"/></text:span></text:p>
      <text:p text:style-name="P282"><text:span text:style-name="T283"><text:s text:c="4"/></text:span><text:span text:style-name="T284">class</text:span><text:span text:style-name="T285"><text:s/>static_specifier<text:s/></text:span><text:span text:style-name="T286">{</text:span></text:p>
      <text:p text:style-name="P287"><text:span text:style-name="T288"><text:s text:c="8"/></text:span><text:span text:style-name="T289">public</text:span><text:span text:style-name="T290"><text:s/></text:span><text:span text:style-name="T291">stati</text:span><text:span text:style-name="T292">c</text:span><text:span text:style-name="T293"><text:s/></text:span><text:span text:style-name="T294">void</text:span><text:span text:style-name="T295"><text:s/>main</text:span><text:span text:style-name="T296">(</text:span><text:span text:style-name="T297">String</text:span><text:span text:style-name="T298"><text:s/>args</text:span><text:span text:style-name="T299">[])</text:span></text:p>
      <text:p text:style-name="P300"><text:span text:style-name="T301"><text:s text:c="8"/></text:span><text:span text:style-name="T302">{</text:span></text:p>
      <text:p text:style-name="P303"><text:span text:style-name="T304"><text:s text:c="12"/>access obj1<text:s/></text:span><text:span text:style-name="T305">=</text:span><text:span text:style-name="T306"><text:s/></text:span><text:span text:style-name="T307">new</text:span><text:span text:style-name="T308"><text:s/>access</text:span><text:span text:style-name="T309">()</text:span><text:span text:style-name="T310">;</text:span></text:p>
      <text:p text:style-name="P311"><text:span text:style-name="T312"><text:s text:c="12"/>access obj2<text:s/></text:span><text:span text:style-name="T313">=</text:span><text:span text:style-name="T314"><text:s/></text:span><text:span text:style-name="T315">new</text:span><text:span text:style-name="T316"><text:s/>access</text:span><text:span text:style-name="T317">()</text:span><text:span text:style-name="T318">;</text:span><text:span text:style-name="T319"><text:s text:c="3"/></text:span></text:p>
      <text:p text:style-name="P320"><text:span text:style-name="T321"><text:s text:c="12"/>obj1.</text:span><text:span text:style-name="T322">x</text:span><text:span text:style-name="T323"><text:s/></text:span><text:span text:style-name="T324">=</text:span><text:span text:style-name="T325"><text:s/></text:span><text:span text:style-name="T326">0</text:span><text:span text:style-name="T327">;</text:span></text:p>
      <text:p text:style-name="P328"><text:span text:style-name="T329"><text:s text:c="12"/>obj1.</text:span><text:span text:style-name="T330">y</text:span><text:span text:style-name="T331"><text:s/></text:span><text:span text:style-name="T332">=</text:span><text:span text:style-name="T333"><text:s/></text:span><text:span text:style-name="T334">0</text:span><text:span text:style-name="T335">;</text:span></text:p>
      <text:p text:style-name="P336"><text:span text:style-name="T337"><text:s text:c="12"/>obj1.</text:span><text:span text:style-name="T338">cal</text:span><text:span text:style-name="T339">(</text:span><text:span text:style-name="T340">1</text:span><text:span text:style-name="T341">,<text:s/></text:span><text:span text:style-name="T342">2</text:span><text:span text:style-name="T343">)</text:span><text:span text:style-name="T344">;</text:span></text:p>
      <text:p text:style-name="P345"><text:span text:style-name="T346"><text:s text:c="12"/>obj2.</text:span><text:span text:style-name="T347">x</text:span><text:span text:style-name="T348"><text:s/></text:span><text:span text:style-name="T349">=</text:span><text:span text:style-name="T350"><text:s/></text:span><text:span text:style-name="T351">0</text:span><text:span text:style-name="T352">;</text:span></text:p>
      <text:p text:style-name="P353"><text:span text:style-name="T354"><text:s text:c="12"/>obj2.</text:span><text:span text:style-name="T355">cal</text:span><text:span text:style-name="T356">(</text:span><text:span text:style-name="T357">2</text:span><text:span text:style-name="T358">,<text:s/></text:span><text:span text:style-name="T359">3</text:span><text:span text:style-name="T360">)</text:span><text:span text:style-name="T361">;</text:span></text:p>
      <text:p text:style-name="P362"><text:span text:style-name="T363"><text:s text:c="12"/></text:span><text:span text:style-name="T364">System</text:span><text:span text:style-name="T365">.</text:span><text:span text:style-name="T366">out</text:span><text:span text:style-name="T367">.</text:span><text:span text:style-name="T368">println</text:span><text:span text:style-name="T369">(</text:span><text:span text:style-name="T370">obj1.</text:span><text:span text:style-name="T371">x</text:span><text:span text:style-name="T372"><text:s/></text:span><text:span text:style-name="T373">+</text:span><text:span text:style-name="T374"><text:s/></text:span><text:span text:style-name="T375">" "</text:span><text:span text:style-name="T376"><text:s/></text:span><text:span text:style-name="T377">+</text:span><text:span text:style-name="T378"><text:s/>obj2.</text:span><text:span text:style-name="T379">y</text:span><text:span text:style-name="T380">)</text:span><text:span text:style-name="T381">;</text:span><text:span text:style-name="T382"><text:s text:c="5"/></text:span></text:p>
      <text:p text:style-name="P383"><text:span text:style-name="T384"><text:s text:c="8"/></text:span><text:span text:style-name="T385">}</text:span></text:p>
      <text:p text:style-name="P386"><text:span text:style-name="T387"><text:s text:c="3"/></text:span><text:span text:style-name="T388">}</text:span></text:p>
      <text:p text:style-name="P389"/>
      <text:p text:style-name="P390"><text:span text:style-name="T391"><text:s/></text:span></text:p>
      <text:p text:style-name="P392"/>
      <text:p text:style-name="P393"><text:span text:style-name="T394">5</text:span><text:span text:style-name="T395"><text:s/>What is the output of this program?</text:span></text:p>
      <text:p text:style-name="P396"><text:span text:style-name="T397"><text:tab/>class</text:span><text:span text:style-name="T398"><text:s/>access</text:span><text:span text:style-name="T399">{</text:span></text:p>
      <text:p text:style-name="P400"><text:span text:style-name="T401"><text:s text:c="7"/></text:span><text:span text:style-name="T402">static</text:span><text:span text:style-name="T403"><text:s/></text:span><text:span text:style-name="T404">int</text:span><text:span text:style-name="T405"><text:s/>x</text:span><text:span text:style-name="T406">;</text:span></text:p>
      <text:p text:style-name="P407"><text:span text:style-name="T408"><text:s text:c="7"/>public void<text:s/></text:span><text:span text:style-name="T409">increment</text:span><text:span text:style-name="T410">(){</text:span></text:p>
      <text:p text:style-name="P411"><text:span text:style-name="T412"><text:s text:c="11"/>x</text:span><text:span text:style-name="T413">++;</text:span></text:p>
      <text:p text:style-name="P414"><text:span text:style-name="T415"><text:s text:c="7"/></text:span><text:span text:style-name="T416">}</text:span><text:span text:style-name="T417"><text:s text:c="3"/></text:span></text:p>
      <text:p text:style-name="P418"><text:span text:style-name="T419"><text:s text:c="5"/></text:span><text:span text:style-name="T420">}</text:span><text:span text:style-name="T421"><text:s text:c="3"/></text:span></text:p>
      <text:p text:style-name="P422"><text:span text:style-name="T423"><text:s text:c="4"/></text:span><text:span text:style-name="T424">class</text:span><text:span text:style-name="T425"><text:s/>static_use<text:s/></text:span><text:span text:style-name="T426">{</text:span></text:p>
      <text:p text:style-name="P427"><text:span text:style-name="T428"><text:s text:c="8"/></text:span><text:span text:style-name="T429">public</text:span><text:span text:style-name="T430"><text:s/></text:span><text:span text:style-name="T431">static</text:span><text:span text:style-name="T432"><text:s/></text:span><text:span text:style-name="T433">void</text:span><text:span text:style-name="T434"><text:s/>main</text:span><text:span text:style-name="T435">(</text:span><text:span text:style-name="T436">String</text:span><text:span text:style-name="T437"><text:s/>args</text:span><text:span text:style-name="T438">[])</text:span></text:p>
      <text:p text:style-name="P439"><text:span text:style-name="T440"><text:s text:c="8"/></text:span><text:span text:style-name="T441">{</text:span></text:p>
      <text:p text:style-name="P442"><text:span text:style-name="T443"><text:s text:c="12"/>access obj1<text:s/></text:span><text:span text:style-name="T444">=</text:span><text:span text:style-name="T445"><text:s/></text:span><text:span text:style-name="T446">new</text:span><text:span text:style-name="T447"><text:s/>access</text:span><text:span text:style-name="T448">()</text:span><text:span text:style-name="T449">;</text:span></text:p>
      <text:p text:style-name="P450"><text:span text:style-name="T451"><text:s text:c="12"/>access obj2<text:s/></text:span><text:span text:style-name="T452">=</text:span><text:span text:style-name="T453"><text:s/></text:span><text:span text:style-name="T454">new</text:span><text:span text:style-name="T455"><text:s/>access</text:span><text:span text:style-name="T456">()</text:span><text:span text:style-name="T457">;</text:span></text:p>
      <text:p text:style-name="P458"><text:span text:style-name="T459"><text:s text:c="12"/>obj1.</text:span><text:span text:style-name="T460">x</text:span><text:span text:style-name="T461"><text:s/></text:span><text:span text:style-name="T462">=</text:span><text:span text:style-name="T463"><text:s/></text:span><text:span text:style-name="T464">0</text:span><text:span text:style-name="T465">;</text:span><text:span text:style-name="T466"><text:s text:c="3"/></text:span></text:p>
      <text:p text:style-name="P467"><text:span text:style-name="T468"><text:s text:c="12"/>obj1.</text:span><text:span text:style-name="T469">increment</text:span><text:span text:style-name="T470">()</text:span><text:span text:style-name="T471">;</text:span></text:p>
      <text:p text:style-name="P472"><text:span text:style-name="T473"><text:s text:c="12"/>obj2.</text:span><text:span text:style-name="T474">increment</text:span><text:span text:style-name="T475">()</text:span><text:span text:style-name="T476">;</text:span></text:p>
      <text:p text:style-name="P477"><text:span text:style-name="T478"><text:s text:c="12"/></text:span><text:span text:style-name="T479">System</text:span><text:span text:style-name="T480">.</text:span><text:span text:style-name="T481">out</text:span><text:span text:style-name="T482">.</text:span><text:span text:style-name="T483">println</text:span><text:span text:style-name="T484">(</text:span><text:span text:style-name="T485">obj1.</text:span><text:span text:style-name="T486">x</text:span><text:span text:style-name="T487"><text:s/></text:span><text:span text:style-name="T488">+</text:span><text:span text:style-name="T489"><text:s/></text:span><text:span text:style-name="T490">" "</text:span><text:span text:style-name="T491"><text:s/></text:span><text:span text:style-name="T492">+</text:span><text:span text:style-name="T493"><text:s/>obj2.</text:span><text:span text:style-name="T494">x</text:span><text:span text:style-name="T495">)</text:span><text:span text:style-name="T496">;</text:span></text:p>
      <text:p text:style-name="P497"><text:span text:style-name="T498"><text:s text:c="12"/></text:span><text:span text:style-name="T499">} } <text:s/></text:span></text:p>
      <text:p text:style-name="P500"/>
      <text:p text:style-name="P501"/>
      <text:p text:style-name="P502"/>
      <text:p text:style-name="NormalWeb">6 What is the output of this program?</text:p>
      <text:p text:style-name="P503"><text:span text:style-name="T504"><text:s text:c="4"/></text:span><text:span text:style-name="T505">class</text:span><text:span text:style-name="T506"><text:s/>static_out<text:s/></text:span><text:span text:style-name="T507">{</text:span></text:p>
      <text:p text:style-name="P508"><text:span text:style-name="T509"><text:s text:c="8"/></text:span><text:span text:style-name="T510">static</text:span><text:span text:style-name="T511"><text:s/></text:span><text:span text:style-name="T512">int</text:span><text:span text:style-name="T513"><text:s/>x</text:span><text:span text:style-name="T514">;</text:span></text:p>
      <text:p text:style-name="P515"><text:span text:style-name="T516"><text:s/></text:span><text:span text:style-name="T517"><text:tab/></text:span><text:span text:style-name="T518">static</text:span><text:span text:style-name="T519"><text:s/></text:span><text:span text:style-name="T520">int</text:span><text:span text:style-name="T521"><text:s/>y</text:span><text:span text:style-name="T522">;</text:span></text:p>
      <text:p text:style-name="P523"><text:span text:style-name="T524"><text:s text:c="8"/></text:span><text:span text:style-name="T525">void</text:span><text:span text:style-name="T526"><text:s/>add</text:span><text:span text:style-name="T527">(</text:span><text:span text:style-name="T528">int</text:span><text:span text:style-name="T529"><text:s/>a ,<text:s/></text:span><text:span text:style-name="T530">int</text:span><text:span text:style-name="T531"><text:s/>b</text:span><text:span text:style-name="T532">){</text:span></text:p>
      <text:p text:style-name="P533"><text:span text:style-name="T534"><text:s text:c="12"/>x<text:s/></text:span><text:span text:style-name="T535">=</text:span><text:span text:style-name="T536"><text:s/>a<text:s/></text:span><text:span text:style-name="T537">+</text:span><text:span text:style-name="T538"><text:s/>b</text:span><text:span text:style-name="T539">;</text:span></text:p>
      <text:p text:style-name="P540"><text:span text:style-name="T541"><text:s text:c="12"/>y<text:s/></text:span><text:span text:style-name="T542">=</text:span><text:span text:style-name="T543"><text:s/>x<text:s/></text:span><text:span text:style-name="T544">+</text:span><text:span text:style-name="T545"><text:s/>b</text:span><text:span text:style-name="T546">;</text:span></text:p>
      <text:p text:style-name="P547"><text:span text:style-name="T548"><text:s text:c="8"/></text:span><text:span text:style-name="T549">}</text:span></text:p>
      <text:p text:style-name="P550"><text:span text:style-name="T551"><text:s text:c="4"/></text:span><text:span text:style-name="T552">}</text:span><text:span text:style-name="T553"><text:s text:c="4"/></text:span></text:p>
      <text:p text:style-name="P554"><text:span text:style-name="T555"><text:s text:c="4"/></text:span><text:span text:style-name="T556">class</text:span><text:span text:style-name="T557"><text:s/>static_use<text:s/></text:span><text:span text:style-name="T558">{</text:span></text:p>
      <text:p text:style-name="P559"><text:span text:style-name="T560"><text:s text:c="8"/></text:span><text:span text:style-name="T561">public</text:span><text:span text:style-name="T562"><text:s/></text:span><text:span text:style-name="T563">static</text:span><text:span text:style-name="T564"><text:s/></text:span><text:span text:style-name="T565">void</text:span><text:span text:style-name="T566"><text:s/>main</text:span><text:span text:style-name="T567">(</text:span><text:span text:style-name="T568">String</text:span><text:span text:style-name="T569"><text:s/>args</text:span><text:span text:style-name="T570">[])</text:span></text:p>
      <text:p text:style-name="P571"><text:span text:style-name="T572"><text:s text:c="8"/></text:span><text:span text:style-name="T573">{</text:span></text:p>
      <text:p text:style-name="P574"><text:span text:style-name="T575"><text:s text:c="12"/>static_out obj1<text:s/></text:span><text:span text:style-name="T576">=</text:span><text:span text:style-name="T577"><text:s/></text:span><text:span text:style-name="T578">new</text:span><text:span text:style-name="T579"><text:s/>static_out</text:span><text:span text:style-name="T580">()</text:span><text:span text:style-name="T581">;</text:span></text:p>
      <text:p text:style-name="P582"><text:span text:style-name="T583"><text:s text:c="12"/>static_out obj2<text:s/></text:span><text:span text:style-name="T584">=</text:span><text:span text:style-name="T585"><text:s/></text:span><text:span text:style-name="T586">new</text:span><text:span text:style-name="T587"><text:s/>static_out</text:span><text:span text:style-name="T588">()</text:span><text:span text:style-name="T589">;</text:span><text:span text:style-name="T590"><text:s text:c="3"/></text:span></text:p>
      <text:p text:style-name="P591"><text:span text:style-name="T592"><text:s text:c="12"/></text:span><text:span text:style-name="T593">int</text:span><text:span text:style-name="T594"><text:s/>a<text:s/></text:span><text:span text:style-name="T595">=</text:span><text:span text:style-name="T596"><text:s/></text:span><text:span text:style-name="T597">2</text:span><text:span text:style-name="T598">;</text:span></text:p>
      <text:p text:style-name="P599"><text:span text:style-name="T600"><text:s text:c="12"/>obj1.</text:span><text:span text:style-name="T601">add</text:span><text:span text:style-name="T602">(</text:span><text:span text:style-name="T603">a, a<text:s/></text:span><text:span text:style-name="T604">+</text:span><text:span text:style-name="T605"><text:s/></text:span><text:span text:style-name="T606">1</text:span><text:span text:style-name="T607">)</text:span><text:span text:style-name="T608">;</text:span></text:p>
      <text:p text:style-name="P609"><text:span text:style-name="T610"><text:s text:c="12"/>obj2.</text:span><text:span text:style-name="T611">add</text:span><text:span text:style-name="T612">(</text:span><text:span text:style-name="T613">5</text:span><text:span text:style-name="T614">, a</text:span><text:span text:style-name="T615">)</text:span><text:span text:style-name="T616">;</text:span></text:p>
      <text:p text:style-name="P617"><text:span text:style-name="T618"><text:s text:c="12"/></text:span><text:span text:style-name="T619">System</text:span><text:span text:style-name="T620">.</text:span><text:span text:style-name="T621">out</text:span><text:span text:style-name="T622">.</text:span><text:span text:style-name="T623">println</text:span><text:span text:style-name="T624">(</text:span><text:span text:style-name="T625">obj1.</text:span><text:span text:style-name="T626">x</text:span><text:span text:style-name="T627"><text:s/></text:span><text:span text:style-name="T628">+</text:span><text:span text:style-name="T629"><text:s/></text:span><text:span text:style-name="T630">" "</text:span><text:span text:style-name="T631"><text:s/></text:span><text:span text:style-name="T632">+</text:span><text:span text:style-name="T633"><text:s/>obj2.</text:span><text:span text:style-name="T634">y</text:span><text:span text:style-name="T635">)</text:span><text:span text:style-name="T636">;</text:span><text:span text:style-name="T637"><text:s text:c="5"/></text:span></text:p>
      <text:p text:style-name="P638"><text:span text:style-name="T639"><text:s text:c="8"/></text:span><text:span text:style-name="T640">}</text:span></text:p>
      <text:p text:style-name="P641"><text:span text:style-name="T642"><text:s text:c="3"/></text:span><text:span text:style-name="T643">}</text:span></text:p>
      <text:p text:style-name="P644"/>
      <text:p text:style-name="P645"/>
      <text:p text:style-name="NormalWeb">7 What is the output of this program?</text:p>
      <text:p text:style-name="P646"><text:span text:style-name="T647"><text:s text:c="4"/></text:span><text:span text:style-name="T648">class</text:span><text:span text:style-name="T649"><text:s/>Output<text:s/></text:span><text:span text:style-name="T650">{</text:span></text:p>
      <text:p text:style-name="P651"><text:span text:style-name="T652"><text:s text:c="8"/></text:span><text:span text:style-name="T653">public</text:span><text:span text:style-name="T654"><text:s/></text:span><text:span text:style-name="T655">static</text:span><text:span text:style-name="T656"><text:s/></text:span><text:span text:style-name="T657">void</text:span><text:span text:style-name="T658"><text:s/>main</text:span><text:span text:style-name="T659">(</text:span><text:span text:style-name="T660">String</text:span><text:span text:style-name="T661"><text:s/>args</text:span><text:span text:style-name="T662">[])</text:span></text:p>
      <text:p text:style-name="P663"><text:span text:style-name="T664"><text:s text:c="8"/></text:span><text:span text:style-name="T665">{</text:span></text:p>
      <text:p text:style-name="P666"><text:span text:style-name="T667"><text:s text:c="12"/></text:span><text:span text:style-name="T668">int</text:span><text:span text:style-name="T669"><text:s/>a1</text:span><text:span text:style-name="T670">[]</text:span><text:span text:style-name="T671"><text:s/></text:span><text:span text:style-name="T672">=</text:span><text:span text:style-name="T673"><text:s/></text:span><text:span text:style-name="T674">new</text:span><text:span text:style-name="T675"><text:s/></text:span><text:span text:style-name="T676">int</text:span><text:span text:style-name="T677">[</text:span><text:span text:style-name="T678">10</text:span><text:span text:style-name="T679">]</text:span><text:span text:style-name="T680">;</text:span></text:p>
      <text:p text:style-name="P681"><text:span text:style-name="T682"><text:s text:c="12"/></text:span><text:span text:style-name="T683">int</text:span><text:span text:style-name="T684"><text:s/>a2</text:span><text:span text:style-name="T685">[]</text:span><text:span text:style-name="T686"><text:s/></text:span><text:span text:style-name="T687">=</text:span><text:span text:style-name="T688"><text:s/></text:span><text:span text:style-name="T689">{</text:span><text:span text:style-name="T690">1</text:span><text:span text:style-name="T691">,<text:s/></text:span><text:span text:style-name="T692">2</text:span><text:span text:style-name="T693">,<text:s/></text:span><text:span text:style-name="T694">3</text:span><text:span text:style-name="T695">,<text:s/></text:span><text:span text:style-name="T696">4</text:span><text:span text:style-name="T697">,<text:s/></text:span><text:span text:style-name="T698">5</text:span><text:span text:style-name="T699">}</text:span><text:span text:style-name="T700">;</text:span></text:p>
      <text:p text:style-name="P701"><text:span text:style-name="T702"><text:s text:c="12"/></text:span><text:span text:style-name="T703">System</text:span><text:span text:style-name="T704">.</text:span><text:span text:style-name="T705">out</text:span><text:span text:style-name="T706">.</text:span><text:span text:style-name="T707">println</text:span><text:span text:style-name="T708">(</text:span><text:span text:style-name="T709">a1.</text:span><text:span text:style-name="T710">length</text:span><text:span text:style-name="T711"><text:s/></text:span><text:span text:style-name="T712">+</text:span><text:span text:style-name="T713"><text:s/></text:span><text:span text:style-name="T714">" "</text:span><text:span text:style-name="T715"><text:s/></text:span><text:span text:style-name="T716">+</text:span><text:span text:style-name="T717"><text:s/>a2.</text:span><text:span text:style-name="T718">length</text:span><text:span text:style-name="T719">)</text:span><text:span text:style-name="T720">;</text:span></text:p>
      <text:p text:style-name="P721"><text:span text:style-name="T722"><text:s text:c="8"/></text:span><text:span text:style-name="T723">}</text:span></text:p>
      <text:p text:style-name="P724"><text:span text:style-name="T725"><text:s text:c="4"/></text:span><text:span text:style-name="T726">}</text:span></text:p>
      <text:p text:style-name="P727"/>
      <text:p text:style-name="P728"/>
      <text:p text:style-name="P729"><text:span text:style-name="T730"><text:s text:c="3"/></text:span></text:p>
      <text:p text:style-name="P731"/>
      <text:p text:style-name="P732"><text:span text:style-name="T733">8. What will be the output of the following program</text:span></text:p>
      <text:p text:style-name="P734"><text:span text:style-name="T735">public class Time {</text:span><text:span text:style-name="T736"><text:line-break/></text:span><text:span text:style-name="T737">    int a = 50;</text:span><text:span text:style-name="T738"><text:line-break/></text:span><text:span text:style-name="T739">    int b = 10;</text:span><text:span text:style-name="T740"><text:line-break/></text:span><text:span text:style-name="T741">    public static void main(String args[]) {</text:span><text:span text:style-name="T742"><text:line-break/></text:span><text:span text:style-name="T743">        a += b--;</text:span><text:span text:style-name="T744"><text:line-break/></text:span><text:span text:style-name="T745">        System.out.println(a);</text:span><text:span text:style-name="T746"><text:line-break/></text:span><text:soft-page-break/><text:span text:style-name="T747">    }</text:span><text:span text:style-name="T748"><text:line-break/></text:span><text:span text:style-name="T749">}</text:span></text:p>
      <text:p text:style-name="ListParagraph"/>
      <text:p text:style-name="P750"><text:span text:style-name="T751">9.</text:span><text:span text:style-name="T752"><text:s/></text:span><text:span text:style-name="T753">What will be the output of the following program</text:span></text:p>
      <text:p text:style-name="P754"><text:span text:style-name="T755">public</text:span><text:span text:style-name="T756"><text:s/></text:span><text:span text:style-name="T757">class</text:span><text:span text:style-name="T758"><text:s/>sketch {</text:span></text:p>
      <text:p text:style-name="P759"><text:span text:style-name="T760"><text:s text:c="4"/></text:span><text:span text:style-name="T761">static</text:span><text:span text:style-name="T762"><text:s/></text:span><text:span text:style-name="T763">int</text:span><text:span text:style-name="T764"><text:s/></text:span><text:span text:style-name="T765">ad</text:span><text:span text:style-name="T766"><text:s/>= 100;</text:span></text:p>
      <text:p text:style-name="P767"><text:span text:style-name="T768"><text:s text:c="4"/></text:span><text:span text:style-name="T769">static</text:span><text:span text:style-name="T770"><text:s/></text:span><text:span text:style-name="T771">int</text:span><text:span text:style-name="T772"><text:s/></text:span><text:span text:style-name="T773">bc</text:span><text:span text:style-name="T774"><text:s/>= 200;</text:span></text:p>
      <text:p text:style-name="P775"><text:span text:style-name="T776"><text:s text:c="4"/></text:span><text:span text:style-name="T777">static</text:span><text:span text:style-name="T778"><text:s/>{</text:span></text:p>
      <text:p text:style-name="P779"><text:span text:style-name="T780"><text:s text:c="8"/></text:span><text:span text:style-name="T781">ad</text:span><text:span text:style-name="T782"><text:s/>+= 1;</text:span></text:p>
      <text:p text:style-name="P783"><text:span text:style-name="T784"><text:s text:c="8"/></text:span><text:span text:style-name="T785">bc</text:span><text:span text:style-name="T786"><text:s/>+= 1;</text:span></text:p>
      <text:p text:style-name="P787"><text:span text:style-name="T788"><text:s text:c="4"/>}</text:span></text:p>
      <text:p text:style-name="P789"><text:span text:style-name="T790"><text:s text:c="4"/></text:span><text:span text:style-name="T791">public</text:span><text:span text:style-name="T792"><text:s/></text:span><text:span text:style-name="T793">static</text:span><text:span text:style-name="T794"><text:s/></text:span><text:span text:style-name="T795">void</text:span><text:span text:style-name="T796"><text:s/>main(String args[]) {</text:span></text:p>
      <text:p text:style-name="P797"><text:span text:style-name="T798"><text:s text:c="8"/></text:span><text:span text:style-name="T799">ad</text:span><text:span text:style-name="T800"><text:s/>+= 5;</text:span></text:p>
      <text:p text:style-name="P801"><text:span text:style-name="T802"><text:s text:c="8"/></text:span><text:span text:style-name="T803">bc</text:span><text:span text:style-name="T804"><text:s/>+= 10</text:span><text:span text:style-name="T805">; <text:s/></text:span></text:p>
      <text:p text:style-name="P806"><text:span text:style-name="T807"><text:s text:c="8"/>System.</text:span><text:span text:style-name="T808">out</text:span><text:span text:style-name="T809">.println(</text:span><text:span text:style-name="T810">ad</text:span><text:span text:style-name="T811"><text:s/>+<text:s/></text:span><text:span text:style-name="T812">bc</text:span><text:span text:style-name="T813">);</text:span></text:p>
      <text:p text:style-name="P814"><text:span text:style-name="T815"><text:s text:c="4"/>}</text:span></text:p>
      <text:p text:style-name="P816"><text:span text:style-name="T817"><text:s text:c="3"/></text:span></text:p>
      <text:p text:style-name="Standard"><text:span text:style-name="T818">}</text:span></text:p>
      <text:p text:style-name="Standard"><text:span text:style-name="T819">10.What will this code print?</text:span><text:span text:style-name="T820"><text:line-break/></text:span><text:span text:style-name="T821"><text:s text:c="4"/>int arr[] = new int [5];</text:span><text:span text:style-name="T822"><text:line-break/></text:span><text:span text:style-name="T823"><text:s text:c="4"/>System.out.print(arr);…………………………..</text:span></text:p>
      <text:p text:style-name="Standard"><text:span text:style-name="T824"><text:s text:c="4"/>System.out.print(arr[0]);……………………………..</text:span></text:p>
      <text:p text:style-name="Standard"><text:span text:style-name="T825"><text:s text:c="4"/>System.out.print(arr.length);…</text:span></text:p>
      <text:p text:style-name="P826"/>
      <text:p text:style-name="Standard">11.<text:s/><text:span text:style-name="T827">What will this code print?</text:span><text:span text:style-name="T828"><text:line-break/></text:span><text:span text:style-name="T829"><text:s text:c="5"/>String arr[] = new Stri</text:span><text:span text:style-name="T830">ng [5];</text:span><text:span text:style-name="T831"><text:line-break/></text:span><text:span text:style-name="T832"><text:s text:c="5"/>System.out.print(arr);………</text:span><text:span text:style-name="T833"><text:s/></text:span><text:span text:style-name="T834"><text:s text:c="2"/></text:span></text:p>
      <text:p text:style-name="Standard"><text:span text:style-name="T835"><text:s text:c="5"/>System.out.print(arr[0]);……………………………..</text:span></text:p>
      <text:p text:style-name="Standard"><text:span text:style-name="T836"><text:s text:c="5"/>System.out.print(arr.length);……</text:span></text:p>
      <text:p text:style-name="P837"/>
      <text:p text:style-name="Standard"><text:span text:style-name="T838">12. What will this code print?</text:span><text:span text:style-name="T839"><text:line-break/></text:span><text:span text:style-name="T840"><text:s text:c="5"/>String arr[][] = new String [5][];</text:span><text:span text:style-name="T841"><text:line-break/></text:span><text:span text:style-name="T842"><text:s text:c="5"/>System.out.print(arr);………</text:span></text:p>
      <text:p text:style-name="Standard"><text:span text:style-name="T843"><text:s text:c="5"/>System.out.print(arr[0][0]);…………………………..</text:span></text:p>
      <text:soft-page-break/>
      <text:p text:style-name="Standard"><text:span text:style-name="T844"><text:s text:c="5"/>System.out.print(arr[0]);………………………….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TMLPreformatted" style:display-name="HTML Preformatted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llapseomatic" style:display-name="collapseomatic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kw1" style:display-name="kw1" style:family="text" style:parent-style-name="DefaultParagraphFont"/>
    <style:style style:name="br0" style:display-name="br0" style:family="text" style:parent-style-name="DefaultParagraphFont"/>
    <style:style style:name="kw4" style:display-name="kw4" style:family="text" style:parent-style-name="DefaultParagraphFont"/>
    <style:style style:name="sy0" style:display-name="sy0" style:family="text" style:parent-style-name="DefaultParagraphFont"/>
    <style:style style:name="kw3" style:display-name="kw3" style:family="text" style:parent-style-name="DefaultParagraphFont"/>
    <style:style style:name="me1" style:display-name="me1" style:family="text" style:parent-style-name="DefaultParagraphFont"/>
    <style:style style:name="nu0" style:display-name="nu0" style:family="text" style:parent-style-name="DefaultParagraphFont"/>
    <style:style style:name="st0" style:display-name="st0" style:family="text" style:parent-style-name="DefaultParagraphFont"/>
    <style:style style:name="kwd" style:display-name="kwd" style:family="text" style:parent-style-name="DefaultParagraphFont"/>
    <style:style style:name="pln" style:display-name="pln" style:family="text" style:parent-style-name="DefaultParagraphFont"/>
    <style:style style:name="typ" style:display-name="typ" style:family="text" style:parent-style-name="DefaultParagraphFont"/>
    <style:style style:name="pun" style:display-name="pun" style:family="text" style:parent-style-name="DefaultParagraphFont"/>
    <style:style style:name="lit" style:display-name="lit" style:family="text" style:parent-style-name="DefaultParagraphFon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0" style:display-name="WWNum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aveta</meta:initial-creator>
    <dc:creator>shaveta malhotra</dc:creator>
    <meta:creation-date>2017-10-15T19:30:00Z</meta:creation-date>
    <dc:date>2022-03-12T16:18:00Z</dc:date>
    <meta:template xlink:href="Normal" xlink:type="simple"/>
    <meta:editing-cycles>10</meta:editing-cycles>
    <meta:editing-duration>PT30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7" meta:word-count="584" meta:character-count="3908" meta:row-count="27" meta:non-whitespace-character-count="3331"/>
  </office:meta>
</office:document-meta>
</file>